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<text:span text:style-name="T1">Begin</text:span></text:h>
      <text:p text:style-name="First_20_paragraph">I find myself on the edge<text:line-break/> Of a beginning<text:line-break/> Of a journey, an idea, a steep drop</text:p>
      <text:p text:style-name="Text_20_body">Into a consuming heat<text:line-break/> Where throats are perpetually dry<text:line-break/> And the key to water is lost</text:p>
      <text:p text:style-name="Text_20_body">An iron grip holds me against my will<text:line-break/> The vines green and alive<text:line-break/> Pulling me, pushing me</text:p>
      <text:p text:style-name="Text_20_body">And then there’s a liberating<text:line-break/> Vivacious beat<text:line-break/> That arouses a crazed dance from within<text:line-break/> Moving to an enveloping sound</text:p>
      <text:p text:style-name="Text_20_body">There I am<text:line-break/> I find myself on the edge of freedom<text:line-break/> On the verge of rectification<text:line-break/> On the end of that journey, idea, steep drop</text:p>
      <text:p text:style-name="Text_20_body">And I find myself<text:line-break/> Feeling gratitude towards the experience<text:line-break/> For it has made me voracious<text:line-break/> To be on that edge<text:line-break/> Of the beginning</text:p>
      <text:p text:style-name="Text_20_body">- Lahari Pullakhand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